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office:font-face-decls>
  <office:automatic-styles>
    <style:style style:family="paragraph" style:name="Title" style:display-name="Title">
      <style:paragraph-properties fo:margin-right="0pt" style:line-spacing="4pt" fo:margin-top="0pt" fo:text-align="center" fo:orphans="0" fo:margin-left="0pt" fo:margin-bottom="6pt" fo:padding="0pt" fo:text-indent="0pt" fo:widows="1"/>
      <style:text-properties fo:color="#000000" style:font-name="Arial" fo:font-weight="bold" fo:text-transform="None" fo:font-size="18"/>
    </style:style>
    <style:style style:family="paragraph" style:name="Normal" style:display-name="Normal">
      <style:paragraph-properties fo:margin-right="0pt" style:line-spacing="2pt" fo:margin-top="0pt" fo:text-align="left" fo:orphans="0" fo:margin-left="0pt" fo:margin-bottom="0pt" fo:padding="0pt" fo:text-indent="0pt" fo:widows="1"/>
      <style:text-properties fo:color="#000000" style:font-name="Arial" fo:text-transform="None" fo:font-size="10"/>
    </style:style>
    <text:list-style style:name="UnorderedList-ul" style:display-name="Un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UnorderedList-ol" style:display-name="Un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parent-style-name="Footer" style:name="PageBreak1" style:display-name="PageBreak1">
      <style:paragraph-properties fo:break-after="page"/>
    </style:style>
  </office:automatic-styles>
  <office:body>
    <office:text text:use-soft-page-breaks="true">
      <text:p text:style-name="Title"><text:span text:style-name="T1">Preformatted text test</text:span></text:p>
      <text:p text:style-name="Normal"><text:span text:style-name="T2">Our pre tag can be used for printing simple blocks
of code. It respects whitespace and newlines, and will not normally attempt to wrap your code. However, if your individual lines are too long, this can overflow the width of the column and even run off the page. Three optional attributes - maximumLineLength, splitCharacters and newLineCharacter - can be used to do simple wrapping. maximumLineLength will force the text to
wrap.</text:span></text:p>
      <text:p text:style-name="Normal"><text:span text:style-name="T3">Note that this simply counts characters - it takes no account of
actual width on the page. The examples below wrap lines above a certain length
and add a '&gt; ' to the start of the following line.</text:span></text:p>
      <text:p text:style-name="Normal"><text:span text:style-name="T4"><text:line-break/>class placePara(MapNode):<text:line-break/><text:s text:c="4"/>SUPER = LazyPlaceParagraph<text:line-break/><text:s text:c="4"/>def evaluate(self, tagname, sdict, pcontent, extra, context):<text:line-break/><text:s text:c="8"/>localdict = sdict.copy()<text:line-break/><text:s text:c="8"/>stylename = "para.defaultStyle"<text:line-break/><text:s text:c="8"/>if localdict.has_key("style"):<text:line-break/><text:s text:c="12"/>stylename = localdict["style"]<text:line-break/><text:s text:c="12"/>del localdict["style"]<text:line-break/><text:s text:c="8"/>bulletText = None<text:line-break/><text:s text:c="8"/>if localdict.has_key("bulletText"):<text:line-break/><text:s text:c="12"/>bulletText = localdict["bulletText"]<text:line-break/><text:s text:c="12"/>del localdict["bulletText"]<text:line-break/><text:s text:c="8"/>extraAttrs = dict(<text:line-break/><text:s text:c="24"/>placeX = readLength(localdict.pop('x'),context),<text:line-break/><text:s text:c="24"/>placeY = readLength(localdict.pop('y'),context),<text:line-break/><text:s text:c="24"/>placeWidth = readLength(localdict.pop('width','0'),context),<text:line-break/><text:s text:c="24"/>placeOrigin = localdict.pop('origin','page'),<text:line-break/><text:s text:c="24"/>placeAnchor = localdict.pop('anchor','sw'),<text:line-break/><text:s text:c="24"/>placeContext = context,<text:line-break/><text:s text:c="24"/>)<text:line-break/><text:s text:c="8"/>return DeferredInitializationEx(self.SUPER, extraAttrs, ('para',localdict,pcontent,context), context[stylename], bulletText=bulletText)<text:line-break/><text:line-break/><text:s text:c="4"/>def MyProcessContent(self, content, controller, context, overrides):<text:line-break/><text:s text:c="8"/>return content<text:s text:c="2"/>#tuple tree parser now in place<text:line-break/>Controller["placePara"] = placePara()<text:line-break/></text:span></text:p>
      <text:p text:style-name="PageBreak1"/>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office:font-face-decls>
  <office:styles>
    <style:style style:family="text" style:name="T1" style:display-name="T1">
      <style:text-properties/>
    </style:style>
    <style:style style:family="text" style:name="T2" style:display-name="T2">
      <style:text-properties/>
    </style:style>
    <style:style style:family="text" style:name="T3" style:display-name="T3">
      <style:text-properties/>
    </style:style>
    <style:style style:family="text" style:name="T4" style:display-name="T4">
      <style:text-properties/>
    </style:style>
  </office:styles>
  <office:automatic-styles>
    <style:page-layout style:name="Mpm1">
      <style:page-layout-properties fo:margin-right="0pt" fo:border="0pt" fo:margin-top="0pt" fo:page-width="595.0pt" fo:margin-left="72.0pt" fo:page-height="842.0pt" fo:margin-bottom="0pt"/>
    </style:page-layout>
  </office:automatic-styles>
  <office:master-styles>
    <style:master-page style:name="main" style:page-layout-name="Mpm1" style:display-name="main"/>
    <style:master-page style:name="Standard" style:page-layout-name="Mpm1" style:display-name="Standard"/>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meta>
    <meta:generator>ODFPY/1.4.0</meta:generator>
  </office:meta>
</office:document-meta>
</file>